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265cm" fo:margin-bottom="0.265cm" style:contextual-spacing="false" fo:text-indent="0cm" style:auto-text-indent="false"/>
    </style:style>
    <style:style style:name="P2" style:family="paragraph" style:parent-style-name="Heading_20_2">
      <style:paragraph-properties fo:margin-left="0cm" fo:margin-right="0cm" fo:margin-top="0.265cm" fo:margin-bottom="0.265cm" style:contextual-spacing="false" fo:text-indent="0cm" style:auto-text-indent="false"/>
    </style:style>
    <style:style style:name="P3" style:family="paragraph" style:parent-style-name="Heading_20_3">
      <style:paragraph-properties fo:margin-left="0cm" fo:margin-right="0cm" fo:margin-top="0.265cm" fo:margin-bottom="0.265cm" style:contextual-spacing="false" fo:text-indent="0cm" style:auto-text-indent="false"/>
      <style:text-properties loext:padding="0cm" loext:border="non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left="0cm" fo:margin-right="0cm" fo:margin-top="0cm" fo:margin-bottom="0cm" style:contextual-spacing="false"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cm" style:contextual-spacing="false" fo:text-indent="0cm" style:auto-text-indent="false"/>
      <style:text-properties fo:color="#a52a2a" loext:opacity="100%" loext:padding-left="0.318cm" loext:padding-right="0cm" loext:padding-top="0cm" loext:padding-bottom="0cm" loext:border-left="3pt solid #04aa6d" loext:border-right="none" loext:border-top="none" loext:border-bottom="none"/>
    </style:style>
    <style:style style:name="P8" style:family="paragraph" style:parent-style-name="Text_20_body">
      <style:paragraph-properties fo:margin-left="0cm" fo:margin-right="0cm" fo:text-indent="0cm" style:auto-text-indent="false"/>
      <style:text-properties fo:color="#a52a2a" loext:opacity="100%" loext:padding-left="0.318cm" loext:padding-right="0cm" loext:padding-top="0cm" loext:padding-bottom="0cm" loext:border-left="3pt solid #04aa6d" loext:border-right="none" loext:border-top="none" loext:border-bottom="none"/>
    </style:style>
    <style:style style:name="P9" style:family="paragraph" style:parent-style-name="Text_20_body">
      <style:paragraph-properties fo:margin-left="0cm" fo:margin-right="0cm" fo:text-indent="0cm" style:auto-text-indent="false"/>
      <style:text-properties fo:color="#a52a2a" loext:opacity="100%" loext:padding-left="0cm" loext:padding-right="0.318cm" loext:padding-top="0.212cm" loext:padding-bottom="0.212cm" loext:border-left="none" loext:border-right="0.06pt solid #cccccc" loext:border-top="0.06pt solid #cccccc" loext:border-bottom="0.06pt solid #cccccc"/>
    </style:style>
    <style:style style:name="P10" style:family="paragraph" style:parent-style-name="Text_20_body" style:list-style-name="L1">
      <style:paragraph-properties fo:margin-left="0cm" fo:margin-right="0cm" fo:margin-top="0cm" fo:margin-bottom="0cm" style:contextual-spacing="false" fo:text-indent="0cm" style:auto-text-indent="false"/>
    </style:style>
    <style:style style:name="P11" style:family="paragraph" style:parent-style-name="Text_20_body" style:list-style-name="L1">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loext:padding="0cm" loext:border="none"/>
    </style:style>
    <style:style style:name="P13" style:family="paragraph" style:parent-style-name="Text_20_body">
      <style:paragraph-properties fo:margin-left="0cm" fo:margin-right="0cm" fo:margin-top="0cm" fo:margin-bottom="0cm" style:contextual-spacing="false" fo:text-indent="0cm" style:auto-text-indent="false"/>
      <style:text-properties loext:padding-left="0.318cm" loext:padding-right="0cm" loext:padding-top="0cm" loext:padding-bottom="0cm" loext:border-left="3pt solid #04aa6d" loext:border-right="none" loext:border-top="none" loext:border-bottom="none"/>
    </style:style>
    <style:style style:name="P14" style:family="paragraph" style:parent-style-name="Text_20_body">
      <style:paragraph-properties fo:margin-left="0cm" fo:margin-right="0cm" fo:text-indent="0cm" style:auto-text-indent="false"/>
      <style:text-properties loext:padding-left="0.318cm" loext:padding-right="0cm" loext:padding-top="0cm" loext:padding-bottom="0cm" loext:border-left="3pt solid #04aa6d" loext:border-right="none" loext:border-top="none" loext:border-bottom="none"/>
    </style:style>
    <style:style style:name="P15" style:family="paragraph" style:parent-style-name="Text_20_body" style:list-style-name="L2">
      <style:paragraph-properties fo:margin-left="0cm" fo:margin-right="0cm" fo:margin-top="0cm" fo:margin-bottom="0cm" style:contextual-spacing="false" fo:text-indent="0cm" style:auto-text-indent="false"/>
    </style:style>
    <style:style style:name="P16" style:family="paragraph" style:parent-style-name="Text_20_body" style:list-style-name="L2">
      <style:paragraph-properties fo:margin-left="0cm" fo:margin-right="0cm" fo:text-indent="0cm" style:auto-text-indent="false"/>
    </style:style>
    <style:style style:name="P17" style:family="paragraph" style:parent-style-name="Text_20_body" style:list-style-name="L3">
      <style:paragraph-properties fo:margin-left="0cm" fo:margin-right="0cm" fo:margin-top="0cm" fo:margin-bottom="0cm" style:contextual-spacing="false" fo:text-indent="0cm" style:auto-text-indent="false"/>
    </style:style>
    <style:style style:name="P18" style:family="paragraph" style:parent-style-name="Text_20_body" style:list-style-name="L3">
      <style:paragraph-properties fo:margin-left="0cm" fo:margin-right="0cm" fo:text-indent="0cm" style:auto-text-indent="false"/>
    </style:style>
    <style:style style:name="P19" style:family="paragraph" style:parent-style-name="Text_20_body" style:list-style-name="L4">
      <style:paragraph-properties fo:margin-left="0cm" fo:margin-right="0cm" fo:margin-top="0cm" fo:margin-bottom="0cm" style:contextual-spacing="false" fo:text-indent="0cm" style:auto-text-indent="false"/>
    </style:style>
    <style:style style:name="P20" style:family="paragraph" style:parent-style-name="Text_20_body" style:list-style-name="L4">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color="#008000" loext:opacity="100%" loext:padding-left="0.318cm" loext:padding-right="0cm" loext:padding-top="0cm" loext:padding-bottom="0cm" loext:border-left="3pt solid #04aa6d" loext:border-right="none" loext:border-top="none" loext:border-bottom="none"/>
    </style:style>
    <style:style style:name="P22" style:family="paragraph" style:parent-style-name="Text_20_body" style:list-style-name="L5">
      <style:paragraph-properties fo:margin-left="0cm" fo:margin-right="0cm" fo:margin-top="0cm" fo:margin-bottom="0cm" style:contextual-spacing="false" fo:text-indent="0cm" style:auto-text-indent="false"/>
    </style:style>
    <style:style style:name="P23" style:family="paragraph" style:parent-style-name="Text_20_body" style:list-style-name="L5">
      <style:paragraph-properties fo:margin-left="0cm" fo:margin-right="0cm" fo:text-indent="0cm" style:auto-text-indent="false"/>
    </style:style>
    <style:style style:name="P24" style:family="paragraph" style:parent-style-name="Text_20_body">
      <style:paragraph-properties fo:margin-left="0cm" fo:margin-right="0cm" fo:margin-top="0cm" fo:margin-bottom="0cm" style:contextual-spacing="false" fo:text-indent="0cm" style:auto-text-indent="false"/>
      <style:text-properties fo:color="#000000" loext:opacity="100%" loext:padding-left="0.318cm" loext:padding-right="0cm" loext:padding-top="0cm" loext:padding-bottom="0cm" loext:border-left="3pt solid #04aa6d" loext:border-right="none" loext:border-top="none" loext:border-bottom="none"/>
    </style:style>
    <style:style style:name="T1" style:family="text">
      <style:text-properties loext:padding-left="0.503cm" loext:padding-right="0cm" loext:padding-top="0.212cm" loext:padding-bottom="0.212cm" loext:border-left="0.06pt solid #04aa6d" loext:border-right="none" loext:border-top="0.06pt solid #04aa6d" loext:border-bottom="0.06pt solid #04aa6d"/>
    </style:style>
    <style:style style:name="T2" style:family="text">
      <style:text-properties fo:color="#0000cd" loext:opacity="100%"/>
    </style:style>
    <style:style style:name="T3" style:family="text">
      <style:text-properties fo:color="#ff0000" loext:opacity="100%"/>
    </style:style>
    <style:style style:name="T4" style:family="text">
      <style:text-properties fo:color="#a52a2a" loext:opacity="100%"/>
    </style:style>
    <style:style style:name="T5" style:family="text">
      <style:text-properties loext:padding="0cm" loext:border="none"/>
    </style:style>
    <style:style style:name="T6" style:family="text">
      <style:text-properties fo:background-color="transparent" loext:char-shading-value="0"/>
    </style:style>
    <style:style style:name="T7" style:family="text">
      <style:text-properties fo:color="#000000" loext:opacity="100%"/>
    </style:style>
    <style:style style:name="T8" style:family="text">
      <style:text-properties officeooo:rsid="001077a7"/>
    </style:style>
    <style:style style:name="T9" style:family="text">
      <style:text-properties officeooo:rsid="001077a7" loext:padding="0cm" loext: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uía de estilo HTML</text:h>
      <text:p text:style-name="P5"><text:span text:style-name="T1"/></text:p>
      <text:p text:style-name="Horizontal_20_Line"/>
      <text:p text:style-name="P6">Un código HTML coherente, limpio y ordenado facilita que otros lean y comprendan su código.</text:p>
      <text:p text:style-name="P6">A continuación se ofrecen algunas pautas y consejos para crear un buen código HTML.</text:p>
      <text:p text:style-name="Horizontal_20_Line"/>
      <text:h text:style-name="P2" text:outline-level="2">Declarar siempre el tipo de documento</text:h>
      <text:p text:style-name="P6">Declare siempre el tipo de documento como la primera línea de su documento.</text:p>
      <text:p text:style-name="P6">El tipo de documento correcto para HTML es:</text:p>
      <text:p text:style-name="P7"><text:span text:style-name="T2">&lt;</text:span>!DOCTYPE<text:span text:style-name="T3"> html</text:span><text:span text:style-name="T2">&gt;</text:span></text:p>
      <text:p text:style-name="Horizontal_20_Line"/>
      <text:h text:style-name="P2" text:outline-level="2">Utilice nombres de elementos en minúsculas</text:h>
      <text:p text:style-name="P6">HTML permite mezclar letras mayúsculas y minúsculas en los nombres de los elementos.</text:p>
      <text:p text:style-name="P6">Sin embargo, recomendamos utilizar nombres de elementos en minúsculas porque:</text:p>
      <text:list text:style-name="L1">
        <text:list-item>
          <text:p text:style-name="P10">Mezclar nombres en mayúsculas y minúsculas queda mal</text:p>
        </text:list-item>
        <text:list-item>
          <text:p text:style-name="P10">Los desarrolladores normalmente usan nombres en minúsculas</text:p>
        </text:list-item>
        <text:list-item>
          <text:p text:style-name="P10">Las minúsculas se ven más limpias</text:p>
        </text:list-item>
        <text:list-item>
          <text:p text:style-name="P11">Las minúsculas son más fáciles de escribir.</text:p>
        </text:list-item>
      </text:list>
      <text:h text:style-name="P3" text:outline-level="3">Bien:</text:h>
      <text:p text:style-name="P14"><text:span text:style-name="T2">&lt;</text:span><text:span text:style-name="T4">body</text:span><text:span text:style-name="T2">&gt;</text:span><text:line-break/><text:span text:style-name="T2">&lt;</text:span><text:span text:style-name="T4">p</text:span><text:span text:style-name="T2">&gt;</text:span>This is a paragraph.<text:span text:style-name="T2">&lt;</text:span><text:span text:style-name="T4">/p</text:span><text:span text:style-name="T2">&gt;</text:span><text:line-break/><text:span text:style-name="T2">&lt;</text:span><text:span text:style-name="T4">/body</text:span><text:span text:style-name="T2">&gt;</text:span></text:p>
      <text:h text:style-name="P3" text:outline-level="3">Mal:</text:h>
      <text:p text:style-name="P13"><text:span text:style-name="T2">&lt;</text:span><text:span text:style-name="T4">BODY</text:span><text:span text:style-name="T2">&gt;</text:span><text:line-break/><text:span text:style-name="T2">&lt;</text:span><text:span text:style-name="T4">P</text:span><text:span text:style-name="T2">&gt;</text:span>This is a paragraph.<text:span text:style-name="T2">&lt;</text:span><text:span text:style-name="T4">/P</text:span><text:span text:style-name="T2">&gt;</text:span><text:line-break/><text:span text:style-name="T2">&lt;</text:span><text:span text:style-name="T4">/BODY</text:span><text:span text:style-name="T2">&gt;</text:span></text:p>
      <text:p text:style-name="Horizontal_20_Line"/>
      <text:h text:style-name="P2" text:outline-level="2">Cerrar todos los elementos HTML</text:h>
      <text:p text:style-name="P6">En HTML, no es necesario cerrar todos los elementos.</text:p>
      <text:p text:style-name="P6">Sin embargo, recomendamos encarecidamente cerrar todos los elementos HTML <text:span text:style-name="T8">que sean posibles</text:span>, como este:</text:p>
      <text:h text:style-name="P3" text:outline-level="3"><text:soft-page-break/>Bien:</text:h>
      <text:p text:style-name="P14"><text:span text:style-name="T2">&lt;</text:span><text:span text:style-name="T4">section</text:span><text:span text:style-name="T2">&gt;</text:span><text:line-break/>  <text:span text:style-name="T2">&lt;</text:span><text:span text:style-name="T4">p</text:span><text:span text:style-name="T2">&gt;</text:span>This is a paragraph.<text:span text:style-name="T2">&lt;</text:span><text:span text:style-name="T4">/p</text:span><text:span text:style-name="T2">&gt;</text:span><text:line-break/>  <text:span text:style-name="T2">&lt;</text:span><text:span text:style-name="T4">p</text:span><text:span text:style-name="T2">&gt;</text:span>This is a paragraph.<text:span text:style-name="T2">&lt;</text:span><text:span text:style-name="T4">/p</text:span><text:span text:style-name="T2">&gt;</text:span><text:line-break/><text:span text:style-name="T2">&lt;</text:span><text:span text:style-name="T4">/section</text:span><text:span text:style-name="T2">&gt;</text:span></text:p>
      <text:h text:style-name="P3" text:outline-level="3">Mal:</text:h>
      <text:p text:style-name="P13"><text:span text:style-name="T2">&lt;</text:span><text:span text:style-name="T4">section</text:span><text:span text:style-name="T2">&gt;</text:span><text:line-break/>  <text:span text:style-name="T2">&lt;</text:span><text:span text:style-name="T4">p</text:span><text:span text:style-name="T2">&gt;</text:span>This is a paragraph.<text:line-break/>  <text:span text:style-name="T2">&lt;</text:span><text:span text:style-name="T4">p</text:span><text:span text:style-name="T2">&gt;</text:span>This is a paragraph.<text:line-break/><text:span text:style-name="T2">&lt;</text:span><text:span text:style-name="T4">/section</text:span><text:span text:style-name="T2">&gt;</text:span></text:p>
      <text:p text:style-name="Horizontal_20_Line"/>
      <text:h text:style-name="P2" text:outline-level="2">Utilice nombres de atributos en minúsculas</text:h>
      <text:p text:style-name="P6">HTML permite mezclar letras mayúsculas y minúsculas en los nombres de los atributos.</text:p>
      <text:p text:style-name="P6">Sin embargo, recomendamos utilizar nombres de atributos en minúsculas porque:</text:p>
      <text:list text:style-name="L2">
        <text:list-item>
          <text:p text:style-name="P15">Mezclar nombres en mayúsculas y minúsculas queda mal</text:p>
        </text:list-item>
        <text:list-item>
          <text:p text:style-name="P15">Los desarrolladores normalmente usan nombres en minúsculas</text:p>
        </text:list-item>
        <text:list-item>
          <text:p text:style-name="P15">Las minúsculas se ven más limpias</text:p>
        </text:list-item>
        <text:list-item>
          <text:p text:style-name="P16">Las minúsculas son más fáciles de escribir.</text:p>
        </text:list-item>
      </text:list>
      <text:h text:style-name="P3" text:outline-level="3">Bien:</text:h>
      <text:p text:style-name="P14"><text:span text:style-name="T2">&lt;</text:span><text:span text:style-name="T4">a</text:span><text:span text:style-name="T3"> href</text:span><text:span text:style-name="T2">="https://www.w3schools.com/html/"&gt;</text:span>Visit our HTML tutorial<text:span text:style-name="T2">&lt;</text:span><text:span text:style-name="T4">/a</text:span><text:span text:style-name="T2">&gt;</text:span></text:p>
      <text:h text:style-name="P3" text:outline-level="3">Mal:</text:h>
      <text:p text:style-name="P13"><text:span text:style-name="T2">&lt;</text:span><text:span text:style-name="T4">a</text:span><text:span text:style-name="T3"> HREF</text:span><text:span text:style-name="T2">="https://www.w3schools.com/html/"&gt;</text:span>Visit our HTML tutorial<text:span text:style-name="T2">&lt;</text:span><text:span text:style-name="T4">/a</text:span><text:span text:style-name="T2">&gt;</text:span></text:p>
      <text:p text:style-name="Horizontal_20_Line"/>
      <text:h text:style-name="P2" text:outline-level="2">Citar siempre valores de atributos</text:h>
      <text:p text:style-name="P6">HTML permite valores de atributos sin comillas.</text:p>
      <text:p text:style-name="P6">Sin embargo, recomendamos citar los valores de los atributos porque:</text:p>
      <text:list text:style-name="L3">
        <text:list-item>
          <text:p text:style-name="P17">Los desarrolladores normalmente citan valores de atributos</text:p>
        </text:list-item>
        <text:list-item>
          <text:p text:style-name="P17">Los valores citados son más fáciles de leer.</text:p>
        </text:list-item>
        <text:list-item>
          <text:p text:style-name="P18">DEBES usar comillas si el valor contiene espacios</text:p>
        </text:list-item>
      </text:list>
      <text:h text:style-name="P3" text:outline-level="3">Bien:</text:h>
      <text:p text:style-name="P8"><text:span text:style-name="T2">&lt;</text:span>table<text:span text:style-name="T3"> class</text:span><text:span text:style-name="T2">="striped"&gt;</text:span></text:p>
      <text:h text:style-name="P3" text:outline-level="3">Mal:</text:h>
      <text:p text:style-name="P8"><text:span text:style-name="T2">&lt;</text:span>table<text:span text:style-name="T3"> class</text:span><text:span text:style-name="T2">=striped&gt;</text:span></text:p>
      <text:h text:style-name="P3" text:outline-level="3"><text:soft-page-break/>Muy mal:</text:h>
      <text:p text:style-name="P12">Esto no funcionará porque el valor contiene espacios:</text:p>
      <text:p text:style-name="P7"><text:span text:style-name="T2">&lt;</text:span>table<text:span text:style-name="T3"> class</text:span><text:span text:style-name="T2">=table </text:span><text:span text:style-name="T3">striped</text:span><text:span text:style-name="T2">&gt;</text:span></text:p>
      <text:p text:style-name="Horizontal_20_Line"/>
      <text:h text:style-name="P2" text:outline-level="2">Especifique siempre alt, ancho y alto para las imágenes</text:h>
      <text:p text:style-name="P6">Especifique siempre el atributo <text:span text:style-name="Source_20_Text"><text:span text:style-name="T5">alt </text:span></text:span>de las imágenes. Este atributo es importante si la imagen por algún motivo no se puede mostrar.</text:p>
      <text:p text:style-name="P6">Además, defina siempre el <text:span text:style-name="Source_20_Text"><text:span text:style-name="T5">width </text:span></text:span>y <text:span text:style-name="Source_20_Text"><text:span text:style-name="T5">height</text:span></text:span>de las imágenes. Esto reduce el parpadeo, porque el navegador puede reservar espacio para la imagen antes de cargarla.</text:p>
      <text:h text:style-name="P3" text:outline-level="3">Bien:</text:h>
      <text:p text:style-name="P8"><text:span text:style-name="T2">&lt;</text:span>img<text:span text:style-name="T3"> src</text:span><text:span text:style-name="T2">="html5.gif"</text:span><text:span text:style-name="T3"> alt</text:span><text:span text:style-name="T2">="HTML5"</text:span><text:span text:style-name="T3"> style</text:span><text:span text:style-name="T2">="width:128px;height:128px"&gt;</text:span></text:p>
      <text:h text:style-name="P3" text:outline-level="3">Malo:</text:h>
      <text:p text:style-name="P7"><text:span text:style-name="T2">&lt;</text:span>img<text:span text:style-name="T3"> src</text:span><text:span text:style-name="T2">="html5.gif"&gt;</text:span></text:p>
      <text:p text:style-name="Horizontal_20_Line"/>
      <text:h text:style-name="P2" text:outline-level="2">Espacios y signos iguales</text:h>
      <text:p text:style-name="P6">HTML permite espacios alrededor de los signos iguales. Pero sin espacio es más fácil de leer y agrupa mejor las entidades.</text:p>
      <text:h text:style-name="P3" text:outline-level="3">Bien:</text:h>
      <text:p text:style-name="P8"><text:span text:style-name="T2">&lt;</text:span>link<text:span text:style-name="T3"> rel</text:span><text:span text:style-name="T2">="stylesheet"</text:span><text:span text:style-name="T3"> href</text:span><text:span text:style-name="T2">="styles.css"&gt;</text:span></text:p>
      <text:h text:style-name="P3" text:outline-level="3">Mal:</text:h>
      <text:p text:style-name="P7"><text:span text:style-name="T2">&lt;</text:span>link<text:span text:style-name="T3"> rel </text:span><text:span text:style-name="T2">= "stylesheet"</text:span><text:span text:style-name="T3"> href </text:span><text:span text:style-name="T2">= "styles.css"&gt;</text:span></text:p>
      <text:p text:style-name="Horizontal_20_Line"/>
      <text:h text:style-name="P2" text:outline-level="2">Evite líneas de código largas</text:h>
      <text:p text:style-name="P6">Cuando se utiliza un editor HTML, NO es conveniente desplazarse hacia la derecha y hacia la izquierda para leer el código HTML.</text:p>
      <text:p text:style-name="P6">Intente evitar líneas de código demasiado largas.</text:p>
      <text:p text:style-name="Horizontal_20_Line"/>
      <text:h text:style-name="P2" text:outline-level="2">Líneas en blanco y sangría</text:h>
      <text:p text:style-name="P6">No agregue líneas en blanco, espacios o sangrías sin un motivo.</text:p>
      <text:p text:style-name="P6">Para facilitar la lectura, agregue líneas en blanco para separar bloques de código grandes o lógicos.</text:p>
      <text:p text:style-name="P6"><text:soft-page-break/>Para facilitar la lectura, agregue dos espacios de sangría. No utilice la tecla de tabulación.</text:p>
      <text:h text:style-name="P3" text:outline-level="3">Bien:</text:h>
      <text:p text:style-name="P14"><text:span text:style-name="T2">&lt;</text:span><text:span text:style-name="T4">body</text:span><text:span text:style-name="T2">&gt;</text:span><text:line-break/><text:line-break/><text:span text:style-name="T2">&lt;</text:span><text:span text:style-name="T4">h1</text:span><text:span text:style-name="T2">&gt;</text:span>Famous Cities<text:span text:style-name="T2">&lt;</text:span><text:span text:style-name="T4">/h1</text:span><text:span text:style-name="T2">&gt;</text:span><text:line-break/><text:line-break/><text:span text:style-name="T2">&lt;</text:span><text:span text:style-name="T4">h2</text:span><text:span text:style-name="T2">&gt;</text:span>Tokyo<text:span text:style-name="T2">&lt;</text:span><text:span text:style-name="T4">/h2</text:span><text:span text:style-name="T2">&gt;</text:span><text:line-break/><text:span text:style-name="T2">&lt;</text:span><text:span text:style-name="T4">p</text:span><text:span text:style-name="T2">&gt;</text:span>Tokyo is the capital of Japan, the center of the Greater Tokyo Area, and the most populous metropolitan area in the world.<text:span text:style-name="T2">&lt;</text:span><text:span text:style-name="T4">/p</text:span><text:span text:style-name="T2">&gt;</text:span><text:line-break/><text:line-break/><text:span text:style-name="T2">&lt;</text:span><text:span text:style-name="T4">h2</text:span><text:span text:style-name="T2">&gt;</text:span>London<text:span text:style-name="T2">&lt;</text:span><text:span text:style-name="T4">/h2</text:span><text:span text:style-name="T2">&gt;</text:span><text:line-break/><text:span text:style-name="T2">&lt;</text:span><text:span text:style-name="T4">p</text:span><text:span text:style-name="T2">&gt;</text:span>London is the capital city of England. It is the most populous city in the United Kingdom.<text:span text:style-name="T2">&lt;</text:span><text:span text:style-name="T4">/p</text:span><text:span text:style-name="T2">&gt;</text:span><text:line-break/><text:line-break/><text:span text:style-name="T2">&lt;</text:span><text:span text:style-name="T4">h2</text:span><text:span text:style-name="T2">&gt;</text:span>Paris<text:span text:style-name="T2">&lt;</text:span><text:span text:style-name="T4">/h2</text:span><text:span text:style-name="T2">&gt;</text:span><text:line-break/><text:span text:style-name="T2">&lt;</text:span><text:span text:style-name="T4">p</text:span><text:span text:style-name="T2">&gt;</text:span>Paris is the capital of France. The Paris area is one of the largest population centers in Europe.<text:span text:style-name="T2">&lt;</text:span><text:span text:style-name="T4">/p</text:span><text:span text:style-name="T2">&gt;</text:span><text:line-break/><text:line-break/><text:span text:style-name="T2">&lt;</text:span><text:span text:style-name="T4">/body</text:span><text:span text:style-name="T2">&gt;</text:span></text:p>
      <text:h text:style-name="P3" text:outline-level="3">Mal:</text:h>
      <text:p text:style-name="P14"><text:span text:style-name="T2">&lt;</text:span><text:span text:style-name="T4">body</text:span><text:span text:style-name="T2">&gt;</text:span><text:line-break/><text:span text:style-name="T2">&lt;</text:span><text:span text:style-name="T4">h1</text:span><text:span text:style-name="T2">&gt;</text:span>Famous Cities<text:span text:style-name="T2">&lt;</text:span><text:span text:style-name="T4">/h1</text:span><text:span text:style-name="T2">&gt;</text:span><text:line-break/><text:span text:style-name="T2">&lt;</text:span><text:span text:style-name="T4">h2</text:span><text:span text:style-name="T2">&gt;</text:span>Tokyo<text:span text:style-name="T2">&lt;</text:span><text:span text:style-name="T4">/h2</text:span><text:span text:style-name="T2">&gt;&lt;</text:span><text:span text:style-name="T4">p</text:span><text:span text:style-name="T2">&gt;</text:span>Tokyo is the capital of Japan, the center of the Greater Tokyo Area, and the most populous metropolitan area in the world.<text:span text:style-name="T2">&lt;</text:span><text:span text:style-name="T4">/p</text:span><text:span text:style-name="T2">&gt;</text:span><text:line-break/><text:span text:style-name="T2">&lt;</text:span><text:span text:style-name="T4">h2</text:span><text:span text:style-name="T2">&gt;</text:span>London<text:span text:style-name="T2">&lt;</text:span><text:span text:style-name="T4">/h2</text:span><text:span text:style-name="T2">&gt;&lt;</text:span><text:span text:style-name="T4">p</text:span><text:span text:style-name="T2">&gt;</text:span>London is the capital city of England. It is the most populous city in the United Kingdom.<text:span text:style-name="T2">&lt;</text:span><text:span text:style-name="T4">/p</text:span><text:span text:style-name="T2">&gt;</text:span><text:line-break/><text:span text:style-name="T2">&lt;</text:span><text:span text:style-name="T4">h2</text:span><text:span text:style-name="T2">&gt;</text:span>Paris<text:span text:style-name="T2">&lt;</text:span><text:span text:style-name="T4">/h2</text:span><text:span text:style-name="T2">&gt;&lt;</text:span><text:span text:style-name="T4">p</text:span><text:span text:style-name="T2">&gt;</text:span>Paris is the capital of France. The Paris area is one of the largest population centers in Europe.<text:span text:style-name="T2">&lt;</text:span><text:span text:style-name="T4">/p</text:span><text:span text:style-name="T2">&gt;</text:span><text:line-break/><text:span text:style-name="T2">&lt;</text:span><text:span text:style-name="T4">/body</text:span><text:span text:style-name="T2">&gt;</text:span></text:p>
      <text:h text:style-name="P3" text:outline-level="3">Buen ejemplo de <text:span text:style-name="T8">tabla</text:span>:</text:h>
      <text:p text:style-name="P14"><text:span text:style-name="T2">&lt;</text:span><text:span text:style-name="T4">table</text:span><text:span text:style-name="T2">&gt;</text:span><text:line-break/>  <text:span text:style-name="T2">&lt;</text:span><text:span text:style-name="T4">tr</text:span><text:span text:style-name="T2">&gt;</text:span><text:line-break/>    <text:span text:style-name="T2">&lt;</text:span><text:span text:style-name="T4">th</text:span><text:span text:style-name="T2">&gt;</text:span>Name<text:span text:style-name="T2">&lt;</text:span><text:span text:style-name="T4">/th</text:span><text:span text:style-name="T2">&gt;</text:span><text:line-break/>    <text:span text:style-name="T2">&lt;</text:span><text:span text:style-name="T4">th</text:span><text:span text:style-name="T2">&gt;</text:span>Description<text:span text:style-name="T2">&lt;</text:span><text:span text:style-name="T4">/th</text:span><text:span text:style-name="T2">&gt;</text:span><text:line-break/>  <text:span text:style-name="T2">&lt;</text:span><text:span text:style-name="T4">/tr</text:span><text:span text:style-name="T2">&gt;</text:span><text:line-break/>  <text:span text:style-name="T2">&lt;</text:span><text:span text:style-name="T4">tr</text:span><text:span text:style-name="T2">&gt;</text:span><text:line-break/>    <text:span text:style-name="T2">&lt;</text:span><text:span text:style-name="T4">td</text:span><text:span text:style-name="T2">&gt;</text:span>A<text:span text:style-name="T2">&lt;</text:span><text:span text:style-name="T4">/td</text:span><text:span text:style-name="T2">&gt;</text:span><text:line-break/>    <text:span text:style-name="T2">&lt;</text:span><text:span text:style-name="T4">td</text:span><text:span text:style-name="T2">&gt;</text:span>Description of A<text:span text:style-name="T2">&lt;</text:span><text:span text:style-name="T4">/td</text:span><text:span text:style-name="T2">&gt;</text:span><text:line-break/>  <text:span text:style-name="T2">&lt;</text:span><text:span text:style-name="T4">/tr</text:span><text:span text:style-name="T2">&gt;</text:span><text:line-break/>  <text:span text:style-name="T2">&lt;</text:span><text:span text:style-name="T4">tr</text:span><text:span text:style-name="T2">&gt;</text:span><text:line-break/>    <text:span text:style-name="T2">&lt;</text:span><text:span text:style-name="T4">td</text:span><text:span text:style-name="T2">&gt;</text:span>B<text:span text:style-name="T2">&lt;</text:span><text:span text:style-name="T4">/td</text:span><text:span text:style-name="T2">&gt;</text:span><text:line-break/><text:soft-page-break/>    <text:span text:style-name="T2">&lt;</text:span><text:span text:style-name="T4">td</text:span><text:span text:style-name="T2">&gt;</text:span>Description of B<text:span text:style-name="T2">&lt;</text:span><text:span text:style-name="T4">/td</text:span><text:span text:style-name="T2">&gt;</text:span><text:line-break/>  <text:span text:style-name="T2">&lt;</text:span><text:span text:style-name="T4">/tr</text:span><text:span text:style-name="T2">&gt;</text:span><text:line-break/><text:span text:style-name="T2">&lt;</text:span><text:span text:style-name="T4">/table</text:span><text:span text:style-name="T2">&gt;</text:span></text:p>
      <text:h text:style-name="P3" text:outline-level="3">Buen ejemplo de lista:</text:h>
      <text:p text:style-name="P13"><text:span text:style-name="T2">&lt;</text:span><text:span text:style-name="T4">ul</text:span><text:span text:style-name="T2">&gt;</text:span><text:line-break/>  <text:span text:style-name="T2">&lt;</text:span><text:span text:style-name="T4">li</text:span><text:span text:style-name="T2">&gt;</text:span>London<text:span text:style-name="T2">&lt;</text:span><text:span text:style-name="T4">/li</text:span><text:span text:style-name="T2">&gt;</text:span><text:line-break/>  <text:span text:style-name="T2">&lt;</text:span><text:span text:style-name="T4">li</text:span><text:span text:style-name="T2">&gt;</text:span>Paris<text:span text:style-name="T2">&lt;</text:span><text:span text:style-name="T4">/li</text:span><text:span text:style-name="T2">&gt;</text:span><text:line-break/>  <text:span text:style-name="T2">&lt;</text:span><text:span text:style-name="T4">li</text:span><text:span text:style-name="T2">&gt;</text:span>Tokyo<text:span text:style-name="T2">&lt;</text:span><text:span text:style-name="T4">/li</text:span><text:span text:style-name="T2">&gt;</text:span><text:line-break/><text:span text:style-name="T2">&lt;</text:span><text:span text:style-name="T4">/ul</text:span><text:span text:style-name="T2">&gt;</text:span></text:p>
      <text:p text:style-name="Horizontal_20_Line"/>
      <text:h text:style-name="P2" text:outline-level="2">Nunca te saltes el elemento &lt;title&gt;</text:h>
      <text:p text:style-name="P6">El elemento <text:span text:style-name="Source_20_Text"><text:span text:style-name="T5">&lt;title&gt; </text:span></text:span>es obligatorio en HTML.</text:p>
      <text:p text:style-name="P6">¡El contenido del título de una página es muy importante para la optimización de motores de búsqueda (SEO)! Los algoritmos de los motores de búsqueda utilizan el título de la página para decidir el orden al enumerar las páginas en los resultados de búsqueda.</text:p>
      <text:p text:style-name="P6">El elemento<text:span text:style-name="Source_20_Text"><text:span text:style-name="T5">&lt;title&gt;</text:span></text:span>:</text:p>
      <text:list text:style-name="L4">
        <text:list-item>
          <text:p text:style-name="P19">define un título en la barra de herramientas del navegador</text:p>
        </text:list-item>
        <text:list-item>
          <text:p text:style-name="P19">proporciona un título para la página cuando se agrega a favoritos</text:p>
        </text:list-item>
        <text:list-item>
          <text:p text:style-name="P20">muestra un título para la página en los resultados del motor de búsqueda</text:p>
        </text:list-item>
      </text:list>
      <text:p text:style-name="P6">Por lo tanto, intenta que el título sea lo más preciso y significativo posible:</text:p>
      <text:p text:style-name="P13"><text:span text:style-name="T2">&lt;</text:span><text:span text:style-name="T4">title</text:span><text:span text:style-name="T2">&gt;</text:span>HTML Style Guide and Coding Conventions<text:span text:style-name="T2">&lt;</text:span><text:span text:style-name="T4">/title</text:span><text:span text:style-name="T2">&gt;</text:span></text:p>
      <text:p text:style-name="Horizontal_20_Line"/>
      <text:h text:style-name="P2" text:outline-level="2">¿Omitiendo &lt;html&gt; y &lt;body&gt;?</text:h>
      <text:p text:style-name="P6">Una página HTML se validará sin las etiquetas <text:span text:style-name="Source_20_Text"><text:span text:style-name="T5">&lt;html&gt;</text:span></text:span>y <text:span text:style-name="Source_20_Text"><text:span text:style-name="T5">&lt;body&gt;</text:span></text:span>:</text:p>
      <text:h text:style-name="P3" text:outline-level="3">Ejemplo</text:h>
      <text:p text:style-name="P13"><text:span text:style-name="T2">&lt;</text:span><text:span text:style-name="T4">!DOCTYPE</text:span><text:span text:style-name="T3"> html</text:span><text:span text:style-name="T2">&gt;</text:span><text:line-break/><text:span text:style-name="T2">&lt;</text:span><text:span text:style-name="T4">head</text:span><text:span text:style-name="T2">&gt;</text:span><text:line-break/>  <text:span text:style-name="T2">&lt;</text:span><text:span text:style-name="T4">title</text:span><text:span text:style-name="T2">&gt;</text:span>Page Title<text:span text:style-name="T2">&lt;</text:span><text:span text:style-name="T4">/title</text:span><text:span text:style-name="T2">&gt;</text:span><text:line-break/><text:span text:style-name="T2">&lt;</text:span><text:span text:style-name="T4">/head</text:span><text:span text:style-name="T2">&gt;</text:span><text:line-break/><text:line-break/><text:span text:style-name="T2">&lt;</text:span><text:span text:style-name="T4">h1</text:span><text:span text:style-name="T2">&gt;</text:span>This is a heading<text:span text:style-name="T2">&lt;</text:span><text:span text:style-name="T4">/h1</text:span><text:span text:style-name="T2">&gt;</text:span><text:line-break/><text:span text:style-name="T2">&lt;</text:span><text:span text:style-name="T4">p</text:span><text:span text:style-name="T2">&gt;</text:span>This is a paragraph.<text:span text:style-name="T2">&lt;</text:span><text:span text:style-name="T4">/p</text:span><text:span text:style-name="T2">&gt;</text:span></text:p>
      <text:p text:style-name="P6"><text:span text:style-name="T5"/></text:p>
      <text:p text:style-name="P6">Sin embargo, recomendamos encarecidamente agregar siempre las etiquetas <text:span text:style-name="Source_20_Text"><text:span text:style-name="T5">&lt;html&gt;</text:span></text:span>y <text:span text:style-name="Source_20_Text"><text:span text:style-name="T5">&lt;body&gt;</text:span></text:span>.</text:p>
      <text:p text:style-name="P6"/>
      <text:p text:style-name="Horizontal_20_Line"/>
      <text:h text:style-name="P2" text:outline-level="2"><text:soft-page-break/>¿Omitiendo &lt;<text:span text:style-name="T8">head</text:span>&gt;?</text:h>
      <text:p text:style-name="P6">La etiqueta &lt;head&gt; <text:span text:style-name="T8">H</text:span>TML <text:span text:style-name="T8">t</text:span>ambién se puede omitir.</text:p>
      <text:p text:style-name="P6">Los navegadores agregarán todos los elementos <text:span text:style-name="T8">antes de </text:span><text:span text:style-name="Source_20_Text"><text:span text:style-name="T5">&lt;body&gt; </text:span></text:span>a un <text:span text:style-name="T8">elemento </text:span><text:span text:style-name="Source_20_Text"><text:span text:style-name="T5">&lt;head&gt;</text:span></text:span> predeterminado.</text:p>
      <text:h text:style-name="P3" text:outline-level="3">Ejemplo</text:h>
      <text:p text:style-name="P13"><text:span text:style-name="T2">&lt;</text:span><text:span text:style-name="T4">!DOCTYPE</text:span><text:span text:style-name="T3"> html</text:span><text:span text:style-name="T2">&gt;</text:span><text:line-break/><text:span text:style-name="T2">&lt;</text:span><text:span text:style-name="T4">html</text:span><text:span text:style-name="T2">&gt;</text:span><text:line-break/><text:span text:style-name="T2">&lt;</text:span><text:span text:style-name="T4">title</text:span><text:span text:style-name="T2">&gt;</text:span>Page Title<text:span text:style-name="T2">&lt;</text:span><text:span text:style-name="T4">/title</text:span><text:span text:style-name="T2">&gt;</text:span><text:line-break/><text:span text:style-name="T2">&lt;</text:span><text:span text:style-name="T4">body</text:span><text:span text:style-name="T2">&gt;</text:span><text:line-break/><text:line-break/><text:span text:style-name="T2">&lt;</text:span><text:span text:style-name="T4">h1</text:span><text:span text:style-name="T2">&gt;</text:span>This is a heading<text:span text:style-name="T2">&lt;</text:span><text:span text:style-name="T4">/h1</text:span><text:span text:style-name="T2">&gt;</text:span><text:line-break/><text:span text:style-name="T2">&lt;</text:span><text:span text:style-name="T4">p</text:span><text:span text:style-name="T2">&gt;</text:span>This is a paragraph.<text:span text:style-name="T2">&lt;</text:span><text:span text:style-name="T4">/p</text:span><text:span text:style-name="T2">&gt;</text:span><text:line-break/><text:line-break/><text:span text:style-name="T2">&lt;</text:span><text:span text:style-name="T4">/body</text:span><text:span text:style-name="T2">&gt;</text:span><text:line-break/><text:span text:style-name="T2">&lt;</text:span><text:span text:style-name="T4">/html</text:span><text:span text:style-name="T2">&gt;</text:span></text:p>
      <text:p text:style-name="P6"><text:span text:style-name="T5"/></text:p>
      <text:p text:style-name="P6">Sin embargo, recomendamos utilizar la etiqueta <text:span text:style-name="Source_20_Text"><text:span text:style-name="T5">&lt;head&gt;</text:span></text:span>.</text:p>
      <text:p text:style-name="Horizontal_20_Line"/>
      <text:h text:style-name="P2" text:outline-level="2">¿Cerrar elementos HTML vacíos?</text:h>
      <text:p text:style-name="P6">En HTML, es opcional cerrar elementos vacíos.</text:p>
      <text:h text:style-name="P3" text:outline-level="3">Permitido:</text:h>
      <text:p text:style-name="P8"><text:span text:style-name="T2">&lt;</text:span>meta<text:span text:style-name="T3"> charset</text:span><text:span text:style-name="T2">="utf-8"&gt;</text:span></text:p>
      <text:h text:style-name="P3" text:outline-level="3">También permitido:</text:h>
      <text:p text:style-name="P8"><text:span text:style-name="T2">&lt;</text:span>meta<text:span text:style-name="T3"> charset</text:span><text:span text:style-name="T2">="utf-8"</text:span><text:span text:style-name="T3"> /</text:span><text:span text:style-name="T2">&gt;</text:span></text:p>
      <text:p text:style-name="P6">Si espera que el software XML/XHTML acceda a su página, mantenga la barra diagonal de cierre (/), porque es obligatoria en XML y XHTML.</text:p>
      <text:p text:style-name="Horizontal_20_Line"/>
      <text:h text:style-name="P2" text:outline-level="2">Agregue el atributo de idioma</text:h>
      <text:p text:style-name="P6">Siempre debes incluir el atributo <text:span text:style-name="Source_20_Text"><text:span text:style-name="T5">lang </text:span></text:span>dentro de la etiqueta <text:span text:style-name="Source_20_Text"><text:span text:style-name="T5">&lt;html&gt;</text:span></text:span>, para declarar el idioma de la página Web. Esto está destinado a ayudar a los motores de búsqueda y navegadores.</text:p>
      <text:h text:style-name="P3" text:outline-level="3">Ejemplo</text:h>
      <text:p text:style-name="P13"><text:span text:style-name="T2">&lt;</text:span><text:span text:style-name="T4">!DOCTYPE</text:span><text:span text:style-name="T3"> html</text:span><text:span text:style-name="T2">&gt;</text:span><text:line-break/><text:span text:style-name="T2">&lt;</text:span><text:span text:style-name="T4">html</text:span><text:span text:style-name="T3"> lang</text:span><text:span text:style-name="T2">="en-us"&gt;</text:span><text:line-break/><text:span text:style-name="T2">&lt;</text:span><text:span text:style-name="T4">head</text:span><text:span text:style-name="T2">&gt;</text:span><text:line-break/><text:soft-page-break/>  <text:span text:style-name="T2">&lt;</text:span><text:span text:style-name="T4">title</text:span><text:span text:style-name="T2">&gt;</text:span>Page Title<text:span text:style-name="T2">&lt;</text:span><text:span text:style-name="T4">/title</text:span><text:span text:style-name="T2">&gt;</text:span><text:line-break/><text:span text:style-name="T2">&lt;</text:span><text:span text:style-name="T4">/head</text:span><text:span text:style-name="T2">&gt;</text:span><text:line-break/><text:span text:style-name="T2">&lt;</text:span><text:span text:style-name="T4">body</text:span><text:span text:style-name="T2">&gt;</text:span><text:line-break/><text:line-break/><text:span text:style-name="T2">&lt;</text:span><text:span text:style-name="T4">h1</text:span><text:span text:style-name="T2">&gt;</text:span>This is a heading<text:span text:style-name="T2">&lt;</text:span><text:span text:style-name="T4">/h1</text:span><text:span text:style-name="T2">&gt;</text:span><text:line-break/><text:span text:style-name="T2">&lt;</text:span><text:span text:style-name="T4">p</text:span><text:span text:style-name="T2">&gt;</text:span>This is a paragraph.<text:span text:style-name="T2">&lt;</text:span><text:span text:style-name="T4">/p</text:span><text:span text:style-name="T2">&gt;</text:span><text:line-break/><text:line-break/><text:span text:style-name="T2">&lt;</text:span><text:span text:style-name="T4">/body</text:span><text:span text:style-name="T2">&gt;</text:span><text:line-break/><text:span text:style-name="T2">&lt;</text:span><text:span text:style-name="T4">/html</text:span><text:span text:style-name="T2">&gt;</text:span></text:p>
      <text:p text:style-name="P5"><text:span text:style-name="T5"/></text:p>
      <text:p text:style-name="Horizontal_20_Line"/>
      <text:h text:style-name="P2" text:outline-level="2">Metadatos</text:h>
      <text:p text:style-name="P6">Para garantizar una interpretación adecuada y una indexación correcta en los motores de búsqueda, tanto el idioma como la codificación de caracteres deben definirse lo antes posible en un documento HTML:<text:span text:style-name="Source_20_Text"><text:span text:style-name="T5">&lt;meta charset="</text:span></text:span><text:span text:style-name="Source_20_Text"><text:span text:style-name="Emphasis"><text:span text:style-name="T5">charset</text:span></text:span></text:span><text:span text:style-name="Source_20_Text"><text:span text:style-name="Emphasis"><text:span text:style-name="T9">adecuado</text:span></text:span></text:span><text:span text:style-name="Source_20_Text"><text:span text:style-name="T5">"&gt;</text:span></text:span></text:p>
      <text:p text:style-name="P13"><text:span text:style-name="T2">&lt;</text:span><text:span text:style-name="T4">!DOCTYPE</text:span><text:span text:style-name="T3"> html</text:span><text:span text:style-name="T2">&gt;</text:span><text:line-break/><text:span text:style-name="T2">&lt;</text:span><text:span text:style-name="T4">html</text:span><text:span text:style-name="T3"> lang</text:span><text:span text:style-name="T2">="en-us"&gt;</text:span><text:line-break/><text:span text:style-name="T2">&lt;</text:span><text:span text:style-name="T4">head</text:span><text:span text:style-name="T2">&gt;</text:span><text:line-break/>  <text:span text:style-name="T2">&lt;</text:span><text:span text:style-name="T4">meta</text:span><text:span text:style-name="T3"> charset</text:span><text:span text:style-name="T2">="UTF-8"&gt;</text:span><text:line-break/>  <text:span text:style-name="T2">&lt;</text:span><text:span text:style-name="T4">title</text:span><text:span text:style-name="T2">&gt;</text:span>Page Title<text:span text:style-name="T2">&lt;</text:span><text:span text:style-name="T4">/title</text:span><text:span text:style-name="T2">&gt;</text:span><text:line-break/><text:span text:style-name="T2">&lt;</text:span><text:span text:style-name="T4">/head</text:span><text:span text:style-name="T2">&gt;</text:span></text:p>
      <text:p text:style-name="Horizontal_20_Line"/>
      <text:h text:style-name="P2" text:outline-level="2">Configuración de la ventana gráfica</text:h>
      <text:p text:style-name="P6">La ventana gráfica es el área visible para el usuario de una página web. Varía según el dispositivo: será más pequeño en un teléfono móvil que en la pantalla de una computadora.</text:p>
      <text:p text:style-name="P6">Debes incluir el siguiente elemento <text:span text:style-name="Source_20_Text"><text:span text:style-name="T5">&lt;meta&gt; </text:span></text:span>en todas tus páginas web:</text:p>
      <text:p text:style-name="P9"><text:span text:style-name="T2">&lt;</text:span>meta<text:span text:style-name="T3"> name</text:span><text:span text:style-name="T2">="viewport"</text:span><text:span text:style-name="T3"> content</text:span><text:span text:style-name="T2">="width=device-width, initial-scale=1.0"&gt;</text:span></text:p>
      <text:p text:style-name="P6">Esto le da al navegador instrucciones sobre cómo controlar las dimensiones y la escala de la página.</text:p>
      <text:p text:style-name="P6">La parte <text:span text:style-name="Source_20_Text"><text:span text:style-name="T5">width=device-width </text:span></text:span>establece el ancho de la página para seguir el ancho de la pantalla del dispositivo (que variará según el dispositivo).</text:p>
      <text:p text:style-name="P6">La parte <text:span text:style-name="Source_20_Text"><text:span text:style-name="T5">initial-scale=1.0 </text:span></text:span>establece el nivel de zoom inicial cuando el navegador carga la página por primera vez.</text:p>
      <text:p text:style-name="P6"><text:span text:style-name="T5"/></text:p>
      <text:p text:style-name="P4"/>
      <text:p text:style-name="Horizontal_20_Line"/>
      <text:h text:style-name="P2" text:outline-level="2"><text:soft-page-break/>Comentarios HTML</text:h>
      <text:p text:style-name="P6">Los comentarios breves deben escribirse en una línea, así:</text:p>
      <text:p text:style-name="P21">&lt;!-- This is a comment --&gt;</text:p>
      <text:p text:style-name="P6">Los comentarios que abarquen más de una línea deben escribirse así:</text:p>
      <text:p text:style-name="P21">&lt;!--<text:line-break/>  This is a long comment example. This is a long comment example.<text:line-break/>  This is a long comment example. This is a long comment example.<text:line-break/>--&gt;</text:p>
      <text:p text:style-name="P6">Los comentarios largos son más fáciles de observar si tienen una sangría de dos espacios.</text:p>
      <text:p text:style-name="Horizontal_20_Line"/>
      <text:h text:style-name="P2" text:outline-level="2">Usar hojas de estilo</text:h>
      <text:p text:style-name="P6">Utilice una sintaxis simple para vincular a hojas de estilo (el atributo <text:span text:style-name="Source_20_Text"><text:span text:style-name="T5">type </text:span></text:span>no es necesario):</text:p>
      <text:p text:style-name="P8"><text:span text:style-name="T2">&lt;</text:span>link<text:span text:style-name="T3"> rel</text:span><text:span text:style-name="T2">="stylesheet"</text:span><text:span text:style-name="T3"> href</text:span><text:span text:style-name="T2">="styles.css"&gt;</text:span></text:p>
      <text:p text:style-name="P6">Las reglas CSS cortas se pueden escribir comprimidas, así:</text:p>
      <text:p text:style-name="P8">p.intro <text:span text:style-name="T7">{</text:span><text:span text:style-name="T3">font-family</text:span><text:span text:style-name="T7">:</text:span><text:span text:style-name="T2">Verdana</text:span><text:span text:style-name="T7">;</text:span><text:span text:style-name="T3">font-size</text:span><text:span text:style-name="T7">:</text:span><text:span text:style-name="T2">16em</text:span><text:span text:style-name="T7">;}</text:span></text:p>
      <text:p text:style-name="P6">Las reglas CSS largas deben escribirse en varias líneas:</text:p>
      <text:p text:style-name="P8">body <text:span text:style-name="T7">{</text:span><text:span text:style-name="T3"><text:line-break/>  background-color</text:span><text:span text:style-name="T7">:</text:span><text:span text:style-name="T2"> lightgrey</text:span><text:span text:style-name="T7">;</text:span><text:span text:style-name="T3"><text:line-break/>  font-family</text:span><text:span text:style-name="T7">:</text:span><text:span text:style-name="T2"> "Arial Black", Helvetica, sans-serif</text:span><text:span text:style-name="T7">;</text:span><text:span text:style-name="T3"><text:line-break/>  font-size</text:span><text:span text:style-name="T7">:</text:span><text:span text:style-name="T2"> 16em</text:span><text:span text:style-name="T7">;</text:span><text:span text:style-name="T3"><text:line-break/>  color</text:span><text:span text:style-name="T7">:</text:span><text:span text:style-name="T2"> black</text:span><text:span text:style-name="T7">;</text:span><text:span text:style-name="T3"><text:line-break/></text:span><text:span text:style-name="T7">}</text:span></text:p>
      <text:list text:style-name="L5">
        <text:list-item>
          <text:p text:style-name="P22">Coloque el soporte de apertura en la misma línea que el selector.</text:p>
        </text:list-item>
        <text:list-item>
          <text:p text:style-name="P22">Utilice un espacio antes del corchete de apertura.</text:p>
        </text:list-item>
        <text:list-item>
          <text:p text:style-name="P22">Utilice dos espacios de sangría.</text:p>
        </text:list-item>
        <text:list-item>
          <text:p text:style-name="P22">Utilice punto y coma después de cada par propiedad-valor, incluido el último</text:p>
        </text:list-item>
        <text:list-item>
          <text:p text:style-name="P22">Utilice sólo comillas alrededor de los valores si el valor contiene espacios</text:p>
        </text:list-item>
        <text:list-item>
          <text:p text:style-name="P23">Coloque el corchete de cierre en una nueva línea, sin espacios iniciales</text:p>
        </text:list-item>
      </text:list>
      <text:p text:style-name="Horizontal_20_Line"/>
      <text:h text:style-name="P2" text:outline-level="2">Cargando JavaScript en HTML</text:h>
      <text:p text:style-name="P6">Utilice una sintaxis simple para cargar scripts externos (el atributo <text:span text:style-name="Source_20_Text"><text:span text:style-name="T5">type</text:span></text:span> no es necesario):</text:p>
      <text:p text:style-name="P7"><text:span text:style-name="T2">&lt;</text:span>script<text:span text:style-name="T3"> src</text:span><text:span text:style-name="T2">="myscript.js"&gt;</text:span></text:p>
      <text:p text:style-name="Horizontal_20_Line"/>
      <text:h text:style-name="P2" text:outline-level="2"><text:soft-page-break/>Accediendo a elementos HTML con JavaScript</text:h>
      <text:p text:style-name="P6">El uso de código HTML "desordenado" puede provocar errores de JavaScript.</text:p>
      <text:p text:style-name="P6">Estas dos declaraciones de JavaScript producirán resultados diferentes:</text:p>
      <text:h text:style-name="P3" text:outline-level="3">Ejemplo</text:h>
      <text:p text:style-name="P24">getElementById(<text:span text:style-name="T4">"Demo"</text:span>).innerHTML = <text:span text:style-name="T4">"Hello"</text:span>;<text:line-break/><text:line-break/>getElementById(<text:span text:style-name="T4">"demo"</text:span>).innerHTML = <text:span text:style-name="T4">"Hello"</text:span>;</text:p>
      <text:p text:style-name="P6"><text:a xlink:type="simple" xlink:href="https://www.w3schools.com/html/tryit.asp?filename=tryhtml_syntax_javascript" office:target-frame-name="_blank" xlink:show="new" text:style-name="Internet_20_link" text:visited-style-name="Visited_20_Internet_20_Link"><text:span text:style-name="T5"/></text:a></text:p>
      <text:p text:style-name="Horizontal_20_Line"/>
      <text:h text:style-name="P2" text:outline-level="2">Utilice nombres de archivos en minúsculas</text:h>
      <text:p text:style-name="P6">Algunos servidores web (Apache, Unix) distinguen entre mayúsculas y minúsculas en los nombres de archivos: no se puede acceder a "london.jpg" como "London.jpg".</text:p>
      <text:p text:style-name="P6">Otros servidores web (Microsoft, IIS) no distinguen entre mayúsculas y minúsculas: se puede acceder a "london.jpg" como "London.jpg".</text:p>
      <text:p text:style-name="P6">Si utiliza una combinación de mayúsculas y minúsculas, debe tener esto en cuenta.</text:p>
      <text:p text:style-name="P6">Si pasa de un servidor que no distingue entre mayúsculas y minúsculas a otro que sí lo hace, ¡incluso los errores más pequeños dañarán su web!</text:p>
      <text:p text:style-name="P6">Para evitar estos problemas, utilice siempre nombres de archivos en minúsculas.</text:p>
      <text:p text:style-name="Horizontal_20_Line"/>
      <text:h text:style-name="P2" text:outline-level="2">Extensiones de archivo</text:h>
      <text:p text:style-name="P6">Los archivos HTML deben tener una extensión <text:span text:style-name="Strong_20_Emphasis">.html</text:span> ( se permite <text:span text:style-name="Strong_20_Emphasis">.htm ).</text:span></text:p>
      <text:p text:style-name="P6">Los archivos CSS deben tener una extensión <text:span text:style-name="Strong_20_Emphasis">.css</text:span> .</text:p>
      <text:p text:style-name="P6">Los archivos JavaScript deben tener una extensión <text:span text:style-name="Strong_20_Emphasis">.js</text:span> .</text:p>
      <text:p text:style-name="Horizontal_20_Line"/>
      <text:h text:style-name="P2" text:outline-level="2">¿Diferencias entre .htm y .html?</text:h>
      <text:p text:style-name="P6">¡No hay diferencia entre las extensiones de archivo .htm y .html!</text:p>
      <text:p text:style-name="P6">Ambos serán tratados como HTML por cualquier navegador y servidor web.</text:p>
      <text:p text:style-name="Horizontal_20_Line"/>
      <text:h text:style-name="P2" text:outline-level="2">Nombres de archivos predeterminados</text:h>
      <text:p text:style-name="P6">Cuando una URL no especifica un nombre de archivo al final (como "https://www.w3schools.com/"), el servidor simplemente agrega un nombre de archivo predeterminado, como "index.html", "index.htm", " default.html" o "default.htm".</text:p>
      <text:p text:style-name="P6"><text:soft-page-break/>Si su servidor está configurado sólo con "index.html" como nombre de archivo predeterminado, su archivo debe llamarse "index.html" y no "default.html".</text:p>
      <text:p text:style-name="P6">Sin embargo, los servidores se pueden configurar con más de un nombre de archivo predeterminado; normalmente puedes configurar tantos nombres de archivos predeterminados como quiera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8T17:52:23.483000000</meta:creation-date>
    <dc:date>2024-02-28T18:04:17.268000000</dc:date>
    <meta:editing-duration>PT11M53S</meta:editing-duration>
    <meta:editing-cycles>2</meta:editing-cycles>
    <meta:generator>LibreOffice/7.6.0.3$Windows_X86_64 LibreOffice_project/69edd8b8ebc41d00b4de3915dc82f8f0fc3b6265</meta:generator>
    <meta:document-statistic meta:table-count="0" meta:image-count="0" meta:object-count="0" meta:page-count="10" meta:paragraph-count="162" meta:word-count="1606" meta:character-count="10785" meta:non-whitespace-character-count="9282"/>
  </office:meta>
</office:document-meta>
</file>